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ategorie č.</text:p>
          </table:table-cell>
          <table:table-cell table:style-name="ce1" office:value-type="string" calcext:value-type="string">
            <text:p>Kategorie kód</text:p>
          </table:table-cell>
          <table:table-cell table:style-name="ce1" office:value-type="string" calcext:value-type="string">
            <text:p>Kategorie rozsah</text:p>
          </table:table-cell>
          <table:table-cell table:style-name="ce1" office:value-type="string" calcext:value-type="string">
            <text:p>Počet segmentů</text:p>
          </table:table-cell>
          <table:table-cell table:style-name="ce3" office:value-type="string" calcext:value-type="string">
            <text:p>Výměra (m2)</text:p>
          </table:table-cell>
          <table:table-cell table:style-name="ce3" office:value-type="string" calcext:value-type="string">
            <text:p>Výměra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00 – 1,17</text:p>
          </table:table-cell>
          <table:table-cell office:value-type="float" office:value="2032536" calcext:value-type="float">
            <text:p>2032536</text:p>
          </table:table-cell>
          <table:table-cell office:value-type="float" office:value="2204643402.97102" calcext:value-type="float">
            <text:p>2204643402,97102</text:p>
          </table:table-cell>
          <table:table-cell table:formula="of:=ROUND([.E2]*100/[.$E$11];2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,17-1,22</text:p>
          </table:table-cell>
          <table:table-cell office:value-type="float" office:value="4227357" calcext:value-type="float">
            <text:p>4227357</text:p>
          </table:table-cell>
          <table:table-cell office:value-type="float" office:value="6535980710.16724" calcext:value-type="float">
            <text:p>6535980710,16724</text:p>
          </table:table-cell>
          <table:table-cell table:formula="of:=ROUND([.E3]*100/[.$E$11];2)" office:value-type="float" office:value="8.29" calcext:value-type="float">
            <text:p>8,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,22-1,26</text:p>
          </table:table-cell>
          <table:table-cell office:value-type="float" office:value="4956524" calcext:value-type="float">
            <text:p>4956524</text:p>
          </table:table-cell>
          <table:table-cell office:value-type="float" office:value="8414009446.36828" calcext:value-type="float">
            <text:p>8414009446,36828</text:p>
          </table:table-cell>
          <table:table-cell table:formula="of:=ROUND([.E4]*100/[.$E$11];2)"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1,26-1,32</text:p>
          </table:table-cell>
          <table:table-cell office:value-type="float" office:value="8107805" calcext:value-type="float">
            <text:p>8107805</text:p>
          </table:table-cell>
          <table:table-cell office:value-type="float" office:value="12518941543.8778" calcext:value-type="float">
            <text:p>12518941543,8778</text:p>
          </table:table-cell>
          <table:table-cell table:formula="of:=ROUND([.E5]*100/[.$E$11];2)" office:value-type="float" office:value="15.87" calcext:value-type="float">
            <text:p>15,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1,32-1,37</text:p>
          </table:table-cell>
          <table:table-cell office:value-type="float" office:value="6202142" calcext:value-type="float">
            <text:p>6202142</text:p>
          </table:table-cell>
          <table:table-cell office:value-type="float" office:value="8631752307.50428" calcext:value-type="float">
            <text:p>8631752307,50428</text:p>
          </table:table-cell>
          <table:table-cell table:formula="of:=ROUND([.E6]*100/[.$E$11];2)" office:value-type="float" office:value="10.94" calcext:value-type="float">
            <text:p>10,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,37-1,41</text:p>
          </table:table-cell>
          <table:table-cell office:value-type="float" office:value="4451137" calcext:value-type="float">
            <text:p>4451137</text:p>
          </table:table-cell>
          <table:table-cell office:value-type="float" office:value="6645619072.49682" calcext:value-type="float">
            <text:p>6645619072,49682</text:p>
          </table:table-cell>
          <table:table-cell table:formula="of:=ROUND([.E7]*100/[.$E$11];2)" office:value-type="float" office:value="8.43" calcext:value-type="float">
            <text:p>8,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,41-1,53</text:p>
          </table:table-cell>
          <table:table-cell office:value-type="float" office:value="10178892" calcext:value-type="float">
            <text:p>10178892</text:p>
          </table:table-cell>
          <table:table-cell office:value-type="float" office:value="24623532381.2627" calcext:value-type="float">
            <text:p>24623532381,2627</text:p>
          </table:table-cell>
          <table:table-cell table:formula="of:=ROUND([.E8]*100/[.$E$11];2)" office:value-type="float" office:value="31.22" calcext:value-type="float">
            <text:p>31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,53-2,00</text:p>
          </table:table-cell>
          <table:table-cell office:value-type="float" office:value="2864275" calcext:value-type="float">
            <text:p>2864275</text:p>
          </table:table-cell>
          <table:table-cell office:value-type="float" office:value="8556982351.67397" calcext:value-type="float">
            <text:p>8556982351,67397</text:p>
          </table:table-cell>
          <table:table-cell table:formula="of:=ROUND([.E9]*100/[.$E$11];2)" office:value-type="float" office:value="10.85" calcext:value-type="float">
            <text:p>10,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</text:p>
          </table:table-cell>
          <table:table-cell office:value-type="float" office:value="332350" calcext:value-type="float">
            <text:p>332350</text:p>
          </table:table-cell>
          <table:table-cell office:value-type="float" office:value="735605541.320296" calcext:value-type="float">
            <text:p>735605541,320296</text:p>
          </table:table-cell>
          <table:table-cell table:formula="of:=ROUND([.E10]*100/[.$E$11];2)" office:value-type="float" office:value="0.93" calcext:value-type="float">
            <text:p>0,93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oda</text:p>
          </table:table-cell>
          <table:table-cell table:style-name="Default" table:number-columns-repeated="2"/>
          <table:table-cell table:style-name="ce4" table:formula="of:=SUM([.E2:.E10])" office:value-type="float" office:value="78867066757.6424" calcext:value-type="float">
            <text:p>78867066757,6424</text:p>
          </table:table-cell>
          <table:table-cell table:style-name="ce4" table:formula="of:=SUM([.F2:.F1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1P2" style:volatile="true">
      <number:text> </number:text>
      <number:fill-character> </number:fill-character>
      <number:text>- Kč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.00.0000</text:date>, <text:time style:data-style-name="N2" text:time-value="11:49:29.740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lem Pechanec</meta:initial-creator>
    <meta:creation-date>2024-10-21T11:47:13.224000000</meta:creation-date>
    <dc:date>2024-10-21T11:49:57.203000000</dc:date>
    <dc:creator>Vilem Pechanec</dc:creator>
    <meta:editing-duration>PT38S</meta:editing-duration>
    <meta:editing-cycles>2</meta:editing-cycles>
    <meta:generator>LibreOffice/24.2.4.2$Windows_X86_64 LibreOffice_project/51a6219feb6075d9a4c46691dcfe0cd9c4fff3c2</meta:generator>
    <meta:document-statistic meta:table-count="1" meta:cell-count="64" meta:object-count="0"/>
  </office:meta>
</office:document-meta>
</file>